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orServiceAdapter.isTermin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ServiceAdapt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ServiceAdapter.ExecutorServiceAdapter( 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ServiceAdapter.shutdownN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ServiceAdap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ecutorServiceAdapter.awaitTermination( long timeout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ServiceAdapter.execut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ServiceAdapter.is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